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DynamicMethodMatcherWhichDoesNotMatch.matches( Method m , @ Nullable Class &lt; ? &gt; targetClass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MatchersTests.testMethodMatcherTrueSerializ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rtsWithMatcher.StartsWithMatch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MatchersTests.testStaticMethodMatcherUn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DynamicMethodMatcherWhichMatches.matches( Method m , @ Nullable Class &lt; ? &gt; targetClass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MatchersTests.testDefaultMatches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MatchersTests.testUnion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MatchersTests.testSing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thodMatchersTests.testDynamicAndStaticMethodMatcherInters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thodMatchersTests.MethodMatchers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rtsWithMatcher.matches( Method m , @ Nullable Class &lt; ? &gt; targe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